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reak-before="auto" fo:break-after="auto" fo:background-color="#cccc99" fo:padding="0.0555in" fo:border="0.51pt solid #000000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 fo:break-before="auto" fo:break-after="auto"/>
    </style:style>
    <style:style style:name="P24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5" style:family="paragraph" style:parent-style-name="Standard">
      <style:paragraph-properties fo:break-before="auto" fo:break-after="auto"/>
    </style:style>
    <style:style style:name="P26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10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9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0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3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4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5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6" style:family="paragraph" style:parent-style-name="Standard" style:list-style-name="WWNum10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7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8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49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0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2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3" style:family="paragraph" style:parent-style-name="Standard" style:list-style-name="WWNum7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4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5" style:family="paragraph" style:parent-style-name="Standard" style:list-style-name="WWNum8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6" style:family="paragraph" style:parent-style-name="Standard" style:list-style-name="WWNum5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57" style:family="paragraph" style:parent-style-name="Standard" style:list-style-name="WWNum7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58" style:family="paragraph" style:parent-style-name="Standard" style:list-style-name="WWNum5">
      <style:paragraph-properties fo:margin-left="2in" fo:margin-right="0in" fo:margin-top="0in" fo:margin-bottom="0in" loext:contextual-spacing="false" fo:text-indent="-0.25in" style:auto-text-indent="false" fo:break-before="auto" fo:break-after="auto"/>
    </style:style>
    <style:style style:name="P59" style:family="paragraph" style:parent-style-name="Standard" style:list-style-name="WWNum5">
      <style:paragraph-properties fo:margin-left="2in" fo:margin-right="0in" fo:margin-top="0in" fo:margin-bottom="0.0429in" loext:contextual-spacing="false" fo:text-indent="-0.25in" style:auto-text-indent="false" fo:break-before="auto" fo:break-after="auto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61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62" style:family="paragraph" style:parent-style-name="Heading_20_1" style:list-style-name="WWNum9">
      <style:paragraph-properties fo:break-before="auto" fo:break-after="auto"/>
    </style:style>
    <style:style style:name="P63" style:family="paragraph" style:parent-style-name="Heading_20_1" style:list-style-name="WWNum9">
      <style:paragraph-properties fo:text-align="justify" style:justify-single-word="false" fo:break-before="auto" fo:break-after="auto"/>
    </style:style>
    <style:style style:name="P64" style:family="paragraph" style:parent-style-name="Heading_20_2" style:list-style-name="WWNum9">
      <style:paragraph-properties fo:text-align="justify" style:justify-single-word="false" fo:break-before="auto" fo:break-after="auto"/>
    </style:style>
    <style:style style:name="P65" style:family="paragraph" style:parent-style-name="Heading_20_2" style:list-style-name="WWNum9">
      <style:paragraph-properties fo:break-before="auto" fo:break-after="auto"/>
    </style:style>
    <style:style style:name="P66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8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4" style:family="text">
      <style:text-properties fo:color="#336633" fo:font-size="14pt" style:font-size-asian="14pt" style:font-size-complex="14pt"/>
    </style:style>
    <style:style style:name="T15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6" style:family="text">
      <style:text-properties style:font-name="Verdana" fo:font-size="10pt" style:font-name-asian="Verdana1" style:font-size-asian="10pt" style:font-name-complex="Verdana1" style:font-size-complex="10pt"/>
    </style:style>
    <style:style style:name="T17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/>
    </style:style>
    <style:style style:name="T20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1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2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3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4" style:family="text">
      <style:text-properties fo:font-variant="small-caps" fo:color="#336633" fo:font-size="16pt" style:font-size-asian="16pt" style:font-size-complex="16pt"/>
    </style:style>
    <style:style style:name="T25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6" style:family="text">
      <style:text-properties fo:font-variant="small-caps" fo:color="#669966" fo:font-size="14pt" style:font-size-asian="14pt" style:font-size-complex="14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9" style:family="text">
      <style:text-properties fo:font-weight="bold" style:font-weight-asian="bold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/>
    </style:style>
    <style:style style:name="T32" style:family="text">
      <style:text-properties style:text-underline-style="solid" style:text-underline-width="auto" style:text-underline-color="font-color" fo:font-weight="bold" style:font-weight-asian="bold"/>
    </style:style>
    <style:style style:name="T33" style:family="text">
      <style:text-properties fo:color="#1155cc" style:text-underline-style="solid" style:text-underline-width="auto" style:text-underline-color="font-color"/>
    </style:style>
    <style:style style:name="T34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bookmark text:name="_aczyuw2yex2w"/><text:span text:style-name="T1">Introducción a Learning Analytics con ejemplos prácticos</text:span><text:span text:style-name="T3"><text:line-break/></text:span><text:span text:style-name="T4">UD 05. Learning Analytics aplicado a cuestionarios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4"><text:span text:style-name="T6">Actualizado Octubre 2021</text:span></text:p>
      <text:p text:style-name="P5"><text:span text:style-name="T14">Licencia</text:span></text:p>
      <text:p text:style-name="P8"/>
      <text:p text:style-name="P7"><text:span text:style-name="T15">Reconocimiento – NoComercial - CompartirIgual (BY-NC-SA)</text:span><text:span text:style-name="T16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8">Nomenclatura</text:span></text:p>
      <text:p text:style-name="P10"><text:span text:style-name="T9">A lo largo de este tema se utilizarán distintos símbolos para distinguir elementos importantes dentro del contenido. Estos símbolos son:</text:span></text:p>
      <text:p text:style-name="P11"/>
      <text:p text:style-name="P12"><text:span text:style-name="T18">📖</text:span><text:span text:style-name="T19"> </text:span><text:span text:style-name="T10">Importante</text:span></text:p>
      <text:p text:style-name="P14"/>
      <text:p text:style-name="P12"><text:span text:style-name="T20">❕</text:span><text:span text:style-name="T11"> </text:span><text:span text:style-name="T10">Atención</text:span></text:p>
      <text:p text:style-name="P14"/>
      <text:p text:style-name="P12"><text:soft-page-break/><text:span text:style-name="T12">💬</text:span><text:span text:style-name="T10"> Interesante</text:span></text:p>
      <text:p text:style-name="P61"/>
      <text:p text:style-name="P15"><text:span text:style-name="T21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21">1. </text:span><text:a xlink:type="simple" xlink:href="#_ge43nvu7ywtj" text:style-name="Index_20_Link" text:visited-style-name="Index_20_Link"><text:span text:style-name="T13">Introducción</text:span></text:a><text:span text:style-name="T13"><text:tab/>3</text:span></text:p>
          <text:p text:style-name="P20"><text:span text:style-name="T22">2. </text:span><text:a xlink:type="simple" xlink:href="#_6aitq3odqz1f" text:style-name="Index_20_Link" text:visited-style-name="Index_20_Link"><text:span text:style-name="T13">¿Qué es un cuestionario?</text:span></text:a><text:span text:style-name="T13"><text:tab/>3</text:span></text:p>
          <text:p text:style-name="P20"><text:span text:style-name="T22">3. </text:span><text:a xlink:type="simple" xlink:href="#_hfl1llf0niwn" text:style-name="Index_20_Link" text:visited-style-name="Index_20_Link"><text:span text:style-name="T13">¿En qué contextos podemos usar cuestionarios?</text:span></text:a><text:span text:style-name="T13"><text:tab/>3</text:span></text:p>
          <text:p text:style-name="P24"><text:span text:style-name="T22">3.1. </text:span><text:a xlink:type="simple" xlink:href="#_b49qrq1lciwq" text:style-name="Index_20_Link" text:visited-style-name="Index_20_Link"><text:span text:style-name="T13">Cuestionarios para evaluar al alumno.</text:span></text:a><text:span text:style-name="T13"><text:tab/>3</text:span></text:p>
          <text:p text:style-name="P24"><text:span text:style-name="T22">3.2. </text:span><text:a xlink:type="simple" xlink:href="#_9junptjy3u3t" text:style-name="Index_20_Link" text:visited-style-name="Index_20_Link"><text:span text:style-name="T13">Cuestionarios para consolidar conocimientos.</text:span></text:a><text:span text:style-name="T13"><text:tab/>4</text:span></text:p>
          <text:p text:style-name="P24"><text:span text:style-name="T22">3.3. </text:span><text:a xlink:type="simple" xlink:href="#_hyfahpgw6muv" text:style-name="Index_20_Link" text:visited-style-name="Index_20_Link"><text:span text:style-name="T13">Cuestionarios para detectar conocimientos previos.</text:span></text:a><text:span text:style-name="T13"><text:tab/>4</text:span></text:p>
          <text:p text:style-name="P24"><text:span text:style-name="T22">3.4. </text:span><text:a xlink:type="simple" xlink:href="#_60x5gmnbptu4" text:style-name="Index_20_Link" text:visited-style-name="Index_20_Link"><text:span text:style-name="T13">Cuestionarios para conocer progreso/repaso/detección de carencias.</text:span></text:a><text:span text:style-name="T13"><text:tab/>4</text:span></text:p>
          <text:p text:style-name="P24"><text:span text:style-name="T22">3.5. </text:span><text:a xlink:type="simple" xlink:href="#_ygqf76jlcs28" text:style-name="Index_20_Link" text:visited-style-name="Index_20_Link"><text:span text:style-name="T13">Cuestionarios para formar grupos.</text:span></text:a><text:span text:style-name="T13"><text:tab/>5</text:span></text:p>
          <text:p text:style-name="P24"><text:span text:style-name="T22">3.6. </text:span><text:a xlink:type="simple" xlink:href="#_ibrvga4k8ew1" text:style-name="Index_20_Link" text:visited-style-name="Index_20_Link"><text:span text:style-name="T13">Cuestionarios para autoevaluarse y para evaluar a otros alumnos (coevaluación).</text:span></text:a><text:span text:style-name="T13"><text:tab/>5</text:span></text:p>
          <text:p text:style-name="P24"><text:span text:style-name="T22">3.7. </text:span><text:a xlink:type="simple" xlink:href="#_i1nxz0fw2krl" text:style-name="Index_20_Link" text:visited-style-name="Index_20_Link"><text:span text:style-name="T13">Cuestionarios para evaluar recursos, proceso de aprendizaje y profesorado</text:span></text:a><text:span text:style-name="T13"><text:tab/>5</text:span></text:p>
          <text:p text:style-name="P20"><text:span text:style-name="T22">4. </text:span><text:a xlink:type="simple" xlink:href="#_kzo808qrd9yz" text:style-name="Index_20_Link" text:visited-style-name="Index_20_Link"><text:span text:style-name="T17">Privacidad en los cuestionarios</text:span></text:a><text:span text:style-name="T17"><text:tab/>6</text:span></text:p>
          <text:p text:style-name="P20"><text:span text:style-name="T22">5. </text:span><text:a xlink:type="simple" xlink:href="#_9tczrgdp4etq" text:style-name="Index_20_Link" text:visited-style-name="Index_20_Link"><text:span text:style-name="T17">Analizando cuestionarios</text:span></text:a><text:span text:style-name="T17"><text:tab/>6</text:span></text:p>
          <text:p text:style-name="P24"><text:span text:style-name="T22">5.1. </text:span><text:a xlink:type="simple" xlink:href="#_1wcjh58b61g4" text:style-name="Index_20_Link" text:visited-style-name="Index_20_Link"><text:span text:style-name="T13">¿Qué objetivos relacionados podemos definir?</text:span></text:a><text:span text:style-name="T13"><text:tab/>6</text:span></text:p>
          <text:p text:style-name="P24"><text:span text:style-name="T22">5.2. </text:span><text:a xlink:type="simple" xlink:href="#_2g4ecs1a0pk0" text:style-name="Index_20_Link" text:visited-style-name="Index_20_Link"><text:span text:style-name="T13">¿Qué métricas podemos utilizar?</text:span></text:a><text:span text:style-name="T13"><text:tab/>8</text:span></text:p>
          <text:p text:style-name="P24"><text:span text:style-name="T22">5.3. </text:span><text:a xlink:type="simple" xlink:href="#_ectvljaldmhq" text:style-name="Index_20_Link" text:visited-style-name="Index_20_Link"><text:span text:style-name="T13">¿Qué elementos podemos analizar?</text:span></text:a><text:span text:style-name="T13"><text:tab/>9</text:span></text:p>
          <text:p text:style-name="P24"><text:span text:style-name="T22">5.4. </text:span><text:a xlink:type="simple" xlink:href="#_1cpl2u42j9uq" text:style-name="Index_20_Link" text:visited-style-name="Index_20_Link"><text:span text:style-name="T13">¿Cómo podemos presentar la información obtenida?</text:span></text:a><text:span text:style-name="T13"><text:tab/>9</text:span></text:p>
          <text:p text:style-name="P24"><text:span text:style-name="T22">5.5. </text:span><text:a xlink:type="simple" xlink:href="#_updtshbman32" text:style-name="Index_20_Link" text:visited-style-name="Index_20_Link"><text:span text:style-name="T13">¿Qué actuaciones podemos realizar con los alumnos?</text:span></text:a><text:span text:style-name="T13"><text:tab/>10</text:span></text:p>
          <text:p text:style-name="P24"><text:span text:style-name="T22">5.6. </text:span><text:a xlink:type="simple" xlink:href="#_gi63xyhh8c7t" text:style-name="Index_20_Link" text:visited-style-name="Index_20_Link"><text:span text:style-name="T13">¿Qué actuaciones podemos realizar sobre recursos, profesorado y proceso de aprendizaje?</text:span></text:a><text:span text:style-name="T13"><text:tab/>10</text:span></text:p>
          <text:p text:style-name="P20"><text:soft-page-break/><text:span text:style-name="T22">6. </text:span><text:a xlink:type="simple" xlink:href="#_i0hw9jvczx2f" text:style-name="Index_20_Link" text:visited-style-name="Index_20_Link"><text:span text:style-name="T13">Conclusión</text:span></text:a><text:span text:style-name="T13"><text:tab/>10</text:span></text:p>
          <text:p text:style-name="P21"><text:span text:style-name="T22">7. </text:span><text:a xlink:type="simple" xlink:href="#_6mthzm8fdk9x" text:style-name="Index_20_Link" text:visited-style-name="Index_20_Link"><text:span text:style-name="T13">Bibliografía</text:span></text:a><text:span text:style-name="T13"><text:tab/>11</text:span></text:p>
        </text:index-body>
      </text:table-of-content>
      <text:p text:style-name="P18"><text:span text:style-name="T23">UD0</text:span><text:span text:style-name="T24">5</text:span><text:span text:style-name="T25">. </text:span><text:span text:style-name="T24">Learning analytics aplicado a cuestionarios</text:span></text:p>
      <text:list xml:id="list1898256470" text:style-name="WWNum9">
        <text:list-item>
          <text:p text:style-name="P62"><text:bookmark text:name="_ge43nvu7ywtj"/>Introducción</text:p>
        </text:list-item>
      </text:list>
      <text:p text:style-name="P25">En esta unidad hablaremos del Learning Analytics aplicado a cuestionarios. Observaremos qué información podemos extraer de un cuestionario, veremos cómo analizarla y planteamos diversos contextos de uso de cuestionarios donde utilizaremos esta información.</text:p>
      <text:list xml:id="list53644491029957" text:continue-numbering="true" text:style-name="WWNum9">
        <text:list-item>
          <text:p text:style-name="P62"><text:bookmark text:name="_6aitq3odqz1f"/>¿Qué es un cuestionario?</text:p>
        </text:list-item>
      </text:list>
      <text:p text:style-name="P22">Consideramos un cuestionario una actividad donde el alumno debe responder a una serie de preguntas. Estas preguntas pueden ser de distintos tipos:</text:p>
      <text:list xml:id="list1093116352" text:style-name="WWNum6">
        <text:list-item>
          <text:p text:style-name="P26"><text:span text:style-name="T29">Preguntas de test:</text:span></text:p>
          <text:list>
            <text:list-item>
              <text:p text:style-name="P48">Respuesta única.</text:p>
            </text:list-item>
            <text:list-item>
              <text:p text:style-name="P48">Respuesta múltiple.</text:p>
            </text:list-item>
          </text:list>
        </text:list-item>
        <text:list-item>
          <text:p text:style-name="P35"><text:span text:style-name="T29">Preguntas de respuestas tanto cortas como largas:</text:span></text:p>
          <text:list>
            <text:list-item>
              <text:p text:style-name="P48">Definiciones.</text:p>
            </text:list-item>
            <text:list-item>
              <text:p text:style-name="P48">Resultado de alguna operación.</text:p>
            </text:list-item>
            <text:list-item>
              <text:p text:style-name="P48">Explicaciones de caso práctico.</text:p>
            </text:list-item>
          </text:list>
        </text:list-item>
        <text:list-item>
          <text:p text:style-name="P43"><text:span text:style-name="T29">Adjuntar algún tipo de recurso (imagen, PDF, etc.).</text:span></text:p>
        </text:list-item>
      </text:list>
      <text:p text:style-name="P22"/>
      <text:p text:style-name="P22">Los cuestionarios muchas veces son presentados y realizados de forma autónoma por el alumno, aunque una tendencia actual <text:span text:style-name="T32">es incrustarlos en otros recursos educativos</text:span> (videos, juegos, etc.).</text:p>
      <text:p text:style-name="P22">En concreto, <text:span text:style-name="T32">la incrustación en videos</text:span> se ha vuelto muy popular, ya que permite que el alumno adquiera un concepto observando un video y pueda reforzarlo antes de pasar a otra parte del video.</text:p>
      <text:p text:style-name="P22"/>
      <text:p text:style-name="P22">Un buen diseño de estos videos enriquecidos guían al alumno durante el proceso de aprendizaje. Algunas buenas prácticas en el diseño de estos videos son:</text:p>
      <text:list xml:id="list192704223" text:style-name="WWNum2">
        <text:list-item>
          <text:p text:style-name="P27">Intercalar preguntas durante el video y no dejarlas para el final.</text:p>
        </text:list-item>
        <text:list-item>
          <text:p text:style-name="P36">Realizar preguntas esenciales, no preguntas que ahondan en detalles profundos.</text:p>
        </text:list-item>
        <text:list-item>
          <text:p text:style-name="P36">Añadir de forma moderada anotaciones del tipo “parte importante” o “presta atención”.</text:p>
        </text:list-item>
        <text:list-item>
          <text:p text:style-name="P44"><text:soft-page-break/>Al finalizar el video, si procede en el contexto, preguntar sobre el proceso de aprendizaje, partes más difíciles del video, etc.</text:p>
        </text:list-item>
      </text:list>
      <text:list xml:id="list53643566315341" text:continue-list="list53644491029957" text:style-name="WWNum9">
        <text:list-item>
          <text:p text:style-name="P62"><text:bookmark text:name="_hfl1llf0niwn"/>¿En qué contextos podemos usar cuestionarios?</text:p>
        </text:list-item>
      </text:list>
      <text:p text:style-name="P22">Los cuestionarios son un recurso educativo que puede ser utilizado para numerosos fines. En esta sección vamos a describir los contextos más habituales donde podemos utilizar un cuestionario.</text:p>
      <text:list xml:id="list53644781434031" text:continue-numbering="true" text:style-name="WWNum9">
        <text:list-item>
          <text:list>
            <text:list-item>
              <text:p text:style-name="P64"><text:bookmark text:name="_b49qrq1lciwq"/>Cuestionarios para evaluar al alumno.</text:p>
            </text:list-item>
          </text:list>
        </text:list-item>
      </text:list>
      <text:p text:style-name="P25">Son cuestionarios cuyo objetivo es evaluar una actividad del alumno. Generalmente tienen unas condiciones concretas y claras para ser contestados (tiempo límite, número de intentos, etc.).</text:p>
      <text:p text:style-name="P25">Su fin es evaluar al alumno y ayudar a establecer una calificación.</text:p>
      <text:list xml:id="list53643538551142" text:continue-numbering="true" text:style-name="WWNum9">
        <text:list-item>
          <text:list>
            <text:list-item>
              <text:p text:style-name="P64"><text:bookmark text:name="_9junptjy3u3t"/>Cuestionarios para consolidar conocimientos.</text:p>
            </text:list-item>
          </text:list>
        </text:list-item>
      </text:list>
      <text:p text:style-name="P25">Es habitual que mientras impartimos conocimientos (en un video, durante una clase, a lo largo de una unidad, etc.), se pueden intercalar cuestionarios con el fin de que consolidemos conocimientos que hemos trabajado. </text:p>
      <text:p text:style-name="P25">Esta práctica es muy habitual en los videos enriquecidos con cuestionarios, anotaciones, etc.</text:p>
      <text:p text:style-name="P25">En ellos, el alumno recibe la explicación de uno o varios conceptos y al poco de asimilarlos, se le plantean cuestiones que trabajan y consolidan dichos conceptos.</text:p>
      <text:p text:style-name="P25"/>
      <text:p text:style-name="P25">Asimismo, también puede haber cuestionarios para consolidar conocimientos en otros periodos (al acabar un bloque de videos, un bloque de una unidad o una unidad en sí).</text:p>
      <text:p text:style-name="P25"/>
      <text:list xml:id="list53644657043455" text:continue-numbering="true" text:style-name="WWNum9">
        <text:list-item>
          <text:list>
            <text:list-item>
              <text:p text:style-name="P64"><text:bookmark text:name="_hyfahpgw6muv"/>Cuestionarios para detectar conocimientos previos.</text:p>
            </text:list-item>
          </text:list>
        </text:list-item>
      </text:list>
      <text:p text:style-name="P25">Es muy habitual al comenzar un curso, un trimestre y/o una nueva unidad realizar algún tipo de cuestionario que permita medir el nivel de conocimientos previos del alumnado.</text:p>
      <text:p text:style-name="P25">Este tipo de cuestionarios suele servir para saber qué conocimientos previos tiene el alumnado respecto a los nuevos contenidos que serán impartidos.</text:p>
      <text:p text:style-name="P25">Conocer estos conocimientos previos puede ayudarnos a diseñar el proceso de aprendizaje de una forma más personalizada para ese grupo de alumnos.</text:p>
      <text:p text:style-name="P25">Los cuestionarios de conocimientos previos, además de centrarse en preguntas de la propia unidad, suelen incluir preguntas sobre contenidos de otras unidades/periodos que son bases para poder afrontar la nueva unidad/periodo con ciertas garantías.</text:p>
      <text:p text:style-name="P25"/>
      <text:list xml:id="list53644868694493" text:continue-numbering="true" text:style-name="WWNum9">
        <text:list-item>
          <text:list>
            <text:list-item>
              <text:p text:style-name="P64"><text:bookmark text:name="_60x5gmnbptu4"/>Cuestionarios para conocer progreso/repaso/detección de carencias.</text:p>
            </text:list-item>
          </text:list>
        </text:list-item>
      </text:list>
      <text:p text:style-name="P25">Este tipo de cuestionarios son similares a los cuestionarios de conocimientos previos (realizados al inicio del curso/trimestre/unidad), solo que estos pueden realizarse en cualquier otro periodo para comprobar si el proceso de aprendizaje está funcionando de la forma esperada.</text:p>
      <text:p text:style-name="P25"><text:soft-page-break/>La intención de estos cuestionarios es comprobar si ha habido incremento del conocimiento, como ha sido este y detectar carencias (si las hay) en el conocimiento de los alumnos.</text:p>
      <text:p text:style-name="P25"/>
      <text:p text:style-name="P25">Por ejemplo, una práctica habitual es realizar un cuestionario al inicio de una unidad para conocer el conocimiento previo y cuando la unidad avance, realizar el mismo cuestionario (o uno diferente, pero de dificultad similar) para que el profesorado pueda medir el incremento de conocimiento, detectar carencias y también que el propio alumno pueda ser consciente de su propio progreso.</text:p>
      <text:p text:style-name="P25"/>
      <text:p text:style-name="P25">Asimismo, estos cuestionarios acompañados de retroalimentación (feedback) adecuada de cada pregunta, son una excelente herramienta para que el alumno repase e interiorice conceptos.</text:p>
      <text:p text:style-name="P25"/>
      <text:p text:style-name="P25"/>
      <text:list xml:id="list53644287997088" text:continue-numbering="true" text:style-name="WWNum9">
        <text:list-item>
          <text:list>
            <text:list-item>
              <text:p text:style-name="P64"><text:bookmark text:name="_ygqf76jlcs28"/>Cuestionarios para formar grupos.</text:p>
            </text:list-item>
          </text:list>
        </text:list-item>
      </text:list>
      <text:p text:style-name="P25">Habitualmente, se organizan actividades en equipo cooperativas o colaborativas. Si no conoces las diferencias, puedes visitar <text:a xlink:type="simple" xlink:href="https://grupo-ae.com/cooperativo-vs-colaborativo/#" text:style-name="ListLabel_20_82" text:visited-style-name="ListLabel_20_82"><text:span text:style-name="T33">https://grupo-ae.com/cooperativo-vs-colaborativo/</text:span></text:a>).</text:p>
      <text:p text:style-name="P25"/>
      <text:p text:style-name="P25">Para este tipo de actividades, hay distintas formas de establecer los grupos que los forman (alumnos eligen a sus compañeros, los elige profesor, <text:s/>grupos aleatorios, etc.) cada uno con pros y contras. </text:p>
      <text:p text:style-name="P25"/>
      <text:p text:style-name="P25">En este enlace hay algunas propuestas para formar grupos: </text:p>
      <text:p text:style-name="P25"><text:a xlink:type="simple" xlink:href="https://justificaturespuesta.com/aprendizaje-cooperativo-como-formar-equipos-de-aprendizaje-en-clase/" text:style-name="ListLabel_20_82" text:visited-style-name="ListLabel_20_82"><text:span text:style-name="T33">https://justificaturespuesta.com/aprendizaje-cooperativo-como-formar-equipos-de-aprendizaje-en-clase/</text:span></text:a></text:p>
      <text:p text:style-name="P25"/>
      <text:p text:style-name="P25">Como ejemplo, planteamos un contexto donde dividimos a los alumnos en 3 grupos:</text:p>
      <text:list xml:id="list2616442091" text:style-name="WWNum4">
        <text:list-item>
          <text:p text:style-name="P28">Alumnos que pueden ayudar a otros.</text:p>
        </text:list-item>
        <text:list-item>
          <text:p text:style-name="P37">Alumnos que necesitan ayuda.</text:p>
        </text:list-item>
        <text:list-item>
          <text:p text:style-name="P45">Resto de alumnos.</text:p>
        </text:list-item>
      </text:list>
      <text:p text:style-name="P25"/>
      <text:p text:style-name="P25">Con esta división del alumnado, intentamos formar equipos equilibrados, donde haya perfiles de todo tipo, con el objetivo de que los alumnos puedan trabajar juntos y aprender unos de otros.</text:p>
      <text:p text:style-name="P25"><text:soft-page-break/>Para detectar el perfil de cada alumno, especialmente en contextos donde conocemos poco a los alumnos (etapas tempranas del curso, educación a distancia, etc.) podemos usar cuestionarios.</text:p>
      <text:p text:style-name="P25"/>
      <text:list xml:id="list53643092993858" text:continue-list="list53644287997088" text:style-name="WWNum9">
        <text:list-item>
          <text:list>
            <text:list-item>
              <text:p text:style-name="P64"><text:bookmark text:name="_ibrvga4k8ew1"/>Cuestionarios para autoevaluarse y para evaluar a otros alumnos (coevaluación).</text:p>
            </text:list-item>
          </text:list>
        </text:list-item>
      </text:list>
      <text:p text:style-name="P25">Es habitual el uso de cuestionarios de autoevaluación con el fin de que el alumno sea consciente de su nivel actual, sus fortalezas, que debe mejorar, etc. </text:p>
      <text:p text:style-name="P25">En contextos de aprendizaje en equipo (ya sea cooperativo o colaborativo) es habitual que un elemento de evaluación sea la coevaluación, donde miembros de un equipo evalúan a otros. Incluso hay contextos donde alumnos que no formen parte del equipo, puedan evaluar a otros alumnos.</text:p>
      <text:p text:style-name="P25"/>
      <text:list xml:id="list53643307656279" text:continue-numbering="true" text:style-name="WWNum9">
        <text:list-item>
          <text:list>
            <text:list-item>
              <text:p text:style-name="P64"><text:bookmark text:name="_i1nxz0fw2krl"/>Cuestionarios para evaluar recursos, proceso de aprendizaje y profesorado</text:p>
            </text:list-item>
          </text:list>
        </text:list-item>
      </text:list>
      <text:p text:style-name="P23">Los profesores debemos tener constante autocrítica para poder mejorar nuestra labor docente: reflexionar sobre recursos educativos utilizados, el proceso educativo diseñado, nuestras habilidades, la metodología utilizada, etc.</text:p>
      <text:p text:style-name="P23"/>
      <text:p text:style-name="P23">Esta autocrítica no es un síntoma de debilidad, sino todo lo contrario: un proceso para mejorar nuestras habilidades y <text:span text:style-name="T32">propio de los mejores profesionales.</text:span></text:p>
      <text:p text:style-name="P23"/>
      <text:p text:style-name="P23">Para ello es habitual utilizar periódicamente herramientas para conocer qué piensan los alumnos de los recursos, el profesor y el proceso de enseñanza/aprendizaje. Conocer la opinión del alumnado nos facilita el “ponernos en su piel”, ver las cosas desde otro ángulo, conocer fortalezas, debilidades, <text:s/>etc.</text:p>
      <text:p text:style-name="P23"/>
      <text:p text:style-name="P23">Este tipo de cuestionarios deben ser anónimos para facilitar la libre expresión de alumnado y no se sientan condicionados al responder. </text:p>
      <text:p text:style-name="P23">También se debe solicitar que respondan con extrema objetividad. El objetivo de estos cuestionarios no es “realizar un concurso de popularidad”, sino detectar elementos de mejora.</text:p>
      <text:p text:style-name="P23"/>
      <text:p text:style-name="P13"><text:span text:style-name="T18">📖</text:span><text:span text:style-name="T19"> </text:span><text:span text:style-name="T29">Importante: </text:span>la información obtenida de este tipo de cuestionarios es solo una fuente más de información para valorar recurso, proceso de aprendizaje y profesorado. Esta información debe complementarse con otras fuentes para un análisis adecuado.</text:p>
      <text:p text:style-name="P22">Este tipo de evaluaciones, deben incluir algún punto al estilo de <text:span text:style-name="T29">“Otras observaciones”</text:span> donde el alumnado pueda tratar temas no incluidos en el cuestionario y/o aportar alguna valoración subjetiva que pueda ayudarnos a mejorar.</text:p>
      <text:list xml:id="list53643097962961" text:continue-numbering="true" text:style-name="WWNum9">
        <text:list-item>
          <text:p text:style-name="P62"><text:bookmark text:name="_kzo808qrd9yz"/>Privacidad en los cuestionarios</text:p>
        </text:list-item>
      </text:list>
      <text:p text:style-name="P25">Muchas herramientas utilizadas para realizar cuestionarios a veces son externas a las proporcionadas oficialmente por los gobiernos y se debe cuidar la privacidad de nuestros alumnos al acceder a las mismas. Plataformas como Kahoot, Socrative, Khan Academy e incluso Google y sus derivados (Gmail, Form, Drive, Classroom, etc.) son herramientas donde no pueden almacenarse datos <text:s/>personales de nuestros alumnos. Si se hace se puede estar incumpliendo la LOPDGDD, el RGPD e incluso leyes locales (en Comunidad Valenciana tenemos esta resolución <text:a xlink:type="simple" xlink:href="http://www.dogv.gva.es/datos/2018/12/03/pdf/2018_11040.pdf" text:style-name="ListLabel_20_82" text:visited-style-name="ListLabel_20_82"><text:span text:style-name="T33">http://www.dogv.gva.es/datos/2018/12/03/pdf/2018_11040.pdf</text:span></text:a>).</text:p>
      <text:p text:style-name="P25">Para evitar estos incumplimientos, es recomendable que en plataformas externas se siga un proceso de anonimizado (Uso de alias, el profesor crea cuentas anónimas y los alumnos las usan, etc.).</text:p>
      <text:list xml:id="list53643947313854" text:continue-numbering="true" text:style-name="WWNum9">
        <text:list-item>
          <text:p text:style-name="P62"><text:bookmark text:name="_9tczrgdp4etq"/><text:soft-page-break/>Analizando cuestionarios</text:p>
        </text:list-item>
      </text:list>
      <text:p text:style-name="P25">En este punto comentaremos aspectos generales sobre análisis de cuestionarios.</text:p>
      <text:list xml:id="list53644004278250" text:continue-numbering="true" text:style-name="WWNum9">
        <text:list-item>
          <text:list>
            <text:list-item>
              <text:p text:style-name="P65"><text:bookmark text:name="_1wcjh58b61g4"/>¿Qué objetivos relacionados podemos definir?</text:p>
            </text:list-item>
          </text:list>
        </text:list-item>
      </text:list>
      <text:p text:style-name="P25">Partiendo de la realización de actividades de cuestionario, podemos intentar definir unos objetivos tanto individuales como colectivos relacionados con estos.</text:p>
      <text:p text:style-name="P13"><text:span text:style-name="T20">❕</text:span><text:span text:style-name="T34"> </text:span><text:span text:style-name="T29">Atención: </text:span>los objetivos propuestos son simplemente ideas para saber qué objetivos podríamos plantearnos. <text:span text:style-name="T32">No es necesario plantearse todos los objetivos, solo aquellos que creamos nos puedan ayudar en un momento dado.</text:span></text:p>
      <text:p text:style-name="P25"/>
      <text:list xml:id="list1220978009" text:style-name="WWNum5">
        <text:list-item>
          <text:p text:style-name="P29"><text:span text:style-name="T29">Cuestionarios diseñados para medir conocimiento</text:span></text:p>
          <text:list>
            <text:list-item>
              <text:p text:style-name="P49"><text:span text:style-name="T29">Objetivos (Individuales)</text:span></text:p>
              <text:list>
                <text:list-item>
                  <text:p text:style-name="P56"><text:span text:style-name="T29">Sobre un único cuestionario.</text:span></text:p>
                  <text:list>
                    <text:list-item>
                      <text:p text:style-name="P58">Medir el desempeño obtenido en el cuestionario.</text:p>
                    </text:list-item>
                    <text:list-item>
                      <text:p text:style-name="P58">Reconocer preguntas donde ha habido dificultades.</text:p>
                    </text:list-item>
                    <text:list-item>
                      <text:p text:style-name="P58">Reconocer preguntas donde ha habido un buen desempeño.</text:p>
                    </text:list-item>
                  </text:list>
                </text:list-item>
                <text:list-item>
                  <text:p text:style-name="P56"><text:span text:style-name="T29">Sobre un conjunto de cuestionarios de una misma temática.</text:span></text:p>
                  <text:list>
                    <text:list-item>
                      <text:p text:style-name="P58">Medir progreso del alumno en esa temática. </text:p>
                    </text:list-item>
                    <text:list-item>
                      <text:p text:style-name="P58">Detectar fortalezas y debilidades del alumnado en dicha temática.</text:p>
                    </text:list-item>
                  </text:list>
                </text:list-item>
                <text:list-item>
                  <text:p text:style-name="P56"><text:span text:style-name="T29">Sobre cuestionarios de distintos temas</text:span></text:p>
                  <text:list>
                    <text:list-item>
                      <text:p text:style-name="P58">Medir incremento de la habilidad general para realizar y afrontar la evaluación mediante cuestionarios.</text:p>
                    </text:list-item>
                    <text:list-item>
                      <text:p text:style-name="P58">Detectar carencias en la realización de este tipo de pruebas.</text:p>
                    </text:list-item>
                  </text:list>
                </text:list-item>
              </text:list>
            </text:list-item>
            <text:list-item>
              <text:p text:style-name="P49"><text:span text:style-name="T29">Objetivos (Colectivos)</text:span></text:p>
              <text:list>
                <text:list-item>
                  <text:p text:style-name="P56"><text:span text:style-name="T29">Sobre un único cuestionario.</text:span></text:p>
                  <text:list>
                    <text:list-item>
                      <text:p text:style-name="P58">Analizar el desempeño general en la realización del cuestionario.</text:p>
                    </text:list-item>
                    <text:list-item>
                      <text:p text:style-name="P58"><text:soft-page-break/>Detecta fortalezas y debilidades grupales.</text:p>
                    </text:list-item>
                    <text:list-item>
                      <text:p text:style-name="P58">Detectar dificultad asociada a distintas preguntas.</text:p>
                    </text:list-item>
                    <text:list-item>
                      <text:p text:style-name="P58">Detectar sí los límites asociados al cuestionario (tiempo, intentos, etc.) son adecuados.</text:p>
                    </text:list-item>
                  </text:list>
                </text:list-item>
                <text:list-item>
                  <text:p text:style-name="P56"><text:span text:style-name="T29">Sobre un conjunto de cuestionarios de una misma temática.</text:span></text:p>
                  <text:list>
                    <text:list-item>
                      <text:p text:style-name="P58">Comprobar si la clase está progresando en dicha temática.</text:p>
                    </text:list-item>
                    <text:list-item>
                      <text:p text:style-name="P58">Detectar fortalezas y debilidades en dicha temática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<text:span text:style-name="T29">Cuestionarios utilizados para valorar a recursos, personas o procesos (autoevaluación, coevaluación, profesorado y proceso de enseñanza/aprendizaje)</text:span></text:p>
          <text:list>
            <text:list-item>
              <text:p text:style-name="P49"><text:span text:style-name="T29">Objetivos (Individuales)</text:span></text:p>
              <text:list>
                <text:list-item>
                  <text:p text:style-name="P56"><text:span text:style-name="T29">Sobre un único cuestionario.</text:span></text:p>
                  <text:list>
                    <text:list-item>
                      <text:p text:style-name="P58">Detectar patrones extremos que puedan delatar una visión irreal, generalmente por ser extremadamente positiva o negativa.</text:p>
                    </text:list-item>
                    <text:list-item>
                      <text:p text:style-name="P58">Obtener opiniones o detalles que aunque no sean de opinión mayoritaria, puedan aportar información al elemento evaluado.</text:p>
                    </text:list-item>
                  </text:list>
                </text:list-item>
                <text:list-item>
                  <text:p text:style-name="P56"><text:span text:style-name="T29">Sobre un conjunto de cuestionarios.</text:span></text:p>
                  <text:list>
                    <text:list-item>
                      <text:p text:style-name="P58">Obtener una visión con cierta objetividad sobre una persona o proceso.</text:p>
                    </text:list-item>
                    <text:list-item>
                      <text:p text:style-name="P58">Detectar fortalezas y debilidades en el elemento evaluado.</text:p>
                    </text:list-item>
                    <text:list-item>
                      <text:p text:style-name="P58">Procesar propuestas de mejora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<text:span text:style-name="T29">Videos enriquecidos con cuestionarios, diseñados para asentar conocimientos</text:span></text:p>
          <text:list>
            <text:list-item>
              <text:p text:style-name="P49"><text:span text:style-name="T32">Se pueden aplicar los <text:s/>objetivos generales a cualquier tipo de cuestionario, añadiendo los siguientes</text:span><text:span text:style-name="T29">:</text:span></text:p>
            </text:list-item>
            <text:list-item>
              <text:p text:style-name="P49"><text:span text:style-name="T29">Objetivos (Individuales)</text:span></text:p>
              <text:list>
                <text:list-item>
                  <text:p text:style-name="P56"><text:span text:style-name="T29">Sobre un único vídeo enriquecido.</text:span></text:p>
                  <text:list>
                    <text:list-item>
                      <text:p text:style-name="P58">Detectar cuánto tiempo ha sido necesario visualizar el video para asentar conceptos.</text:p>
                    </text:list-item>
                    <text:list-item>
                      <text:p text:style-name="P58">Detectar qué partes ha necesitado el alumno visualizar repetidas veces por importancia y/o dificultad.</text:p>
                    </text:list-item>
                  </text:list>
                </text:list-item>
                <text:list-item>
                  <text:p text:style-name="P56"><text:soft-page-break/><text:span text:style-name="T29">Sobre un conjunto de cuestionarios de una misma temática.</text:span></text:p>
                  <text:list>
                    <text:list-item>
                      <text:p text:style-name="P58">Medir progreso del alumno basado en tiempo necesario de visualización y repetición de partes. </text:p>
                    </text:list-item>
                    <text:list-item>
                      <text:p text:style-name="P59">Detectar partes de visualizaciones en las cuales se arrastran carencias.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list xml:id="list53645150662255" text:continue-list="list53644004278250" text:style-name="WWNum9">
        <text:list-item>
          <text:list>
            <text:list-item>
              <text:p text:style-name="P65"><text:bookmark text:name="_2g4ecs1a0pk0"/>¿Qué métricas podemos utilizar?</text:p>
            </text:list-item>
          </text:list>
        </text:list-item>
      </text:list>
      <text:p text:style-name="P25">Observando los posibles objetivos propuestos, nos planteamos qué datos educativos queremos recolectar y qué métricas podemos usar para ello. </text:p>
      <text:p text:style-name="P25"/>
      <text:p text:style-name="P13"><text:span text:style-name="T20">❕</text:span><text:span text:style-name="T34"> </text:span><text:span text:style-name="T29">Atención: </text:span>dada la naturaleza de los cuestionarios, algunas de las métricas relacionadas con cuestionarios, pueden ser similares a las obtenidas al análisis de calificaciones que vimos en la unidad 2, así que las omitiremos.</text:p>
      <text:p text:style-name="P25">Procedemos a definir posibles métricas.</text:p>
      <text:list xml:id="list3515279918" text:style-name="WWNum7">
        <text:list-item>
          <text:p text:style-name="P30"><text:span text:style-name="T29">Métricas extraíbles de las respuestas de un alumno a un cuestionario:</text:span></text:p>
          <text:list>
            <text:list-item>
              <text:p text:style-name="P50">Puntuación obtenida <text:span text:style-name="T29">[Entero, del 1 al 10].</text:span></text:p>
            </text:list-item>
            <text:list-item>
              <text:p text:style-name="P50">Porcentaje de preguntas correctas / incorrectas / no contestadas <text:span text:style-name="T29">[Porcentaje].</text:span></text:p>
            </text:list-item>
            <text:list-item>
              <text:p text:style-name="P50">Tiempo de realización del cuestionario, tiempo total, tiempo sobrante <text:span text:style-name="T29">[Segundos]</text:span>.</text:p>
            </text:list-item>
            <text:list-item>
              <text:p text:style-name="P50">Tiempo disponible por pregunta (Segundos/Preguntas) <text:span text:style-name="T29">[Segundos].</text:span></text:p>
            </text:list-item>
            <text:list-item>
              <text:p text:style-name="P50">Relación entre tiempo sobrante con el número de preguntas no contestadas (Segundos sobrantes/Preguntas no contestadas) <text:span text:style-name="T29">[Segundos].</text:span></text:p>
            </text:list-item>
          </text:list>
        </text:list-item>
        <text:list-item>
          <text:p text:style-name="P39"><text:span text:style-name="T29">Métricas extraídas de distintas respuestas a un mismo cuestionario:</text:span></text:p>
          <text:list>
            <text:list-item>
              <text:p text:style-name="P50">Media y otros valores de estadística descriptiva entre puntuaciones obtenidas.</text:p>
            </text:list-item>
            <text:list-item>
              <text:p text:style-name="P50">Media del porcentaje de preguntas correctas / incorrectas / no contestadas.</text:p>
            </text:list-item>
            <text:list-item>
              <text:p text:style-name="P50">Medidas de dificultad de una pregunta:</text:p>
              <text:list>
                <text:list-item>
                  <text:p text:style-name="P57">Índice de facilidad (porcentaje de alumnos correctos).</text:p>
                </text:list-item>
                <text:list-item>
                  <text:p text:style-name="P57"><text:soft-page-break/>Ponderación real de una pregunta versus ponderación efectiva.</text:p>
                </text:list-item>
                <text:list-item>
                  <text:p text:style-name="P57">Índice de discriminación (correlación entre calificaciones en esa preguntas respecto al resultado en el resto del cuestionario).</text:p>
                </text:list-item>
              </text:list>
            </text:list-item>
          </text:list>
        </text:list-item>
        <text:list-item>
          <text:p text:style-name="P39"><text:span text:style-name="T29">Métricas obtenidas sobre distintos cuestionarios de una misma temática:</text:span></text:p>
          <text:list>
            <text:list-item>
              <text:p text:style-name="P50">Medición del desempeño en términos absolutos y relativos al grupo.</text:p>
            </text:list-item>
            <text:list-item>
              <text:p text:style-name="P50">Detección de persistencia o desaparición de fortalezas y debilidades.</text:p>
            </text:list-item>
          </text:list>
        </text:list-item>
        <text:list-item>
          <text:p text:style-name="P39"><text:span text:style-name="T29">Métricas extraíbles de las visualizaciones de un alumno en un video enriquecido:</text:span></text:p>
          <text:list>
            <text:list-item>
              <text:p text:style-name="P50">Se incluyen métricas asociadas a las repuestas de un alumno a un cuestionario.</text:p>
            </text:list-item>
            <text:list-item>
              <text:p text:style-name="P50">Tiempo de visualización total del video <text:span text:style-name="T29">[Segundos].</text:span></text:p>
            </text:list-item>
            <text:list-item>
              <text:p text:style-name="P50">Relación entre tiempo de visualización total y duración del video (total/duración) <text:span text:style-name="T29">[Segundos].</text:span></text:p>
            </text:list-item>
            <text:list-item>
              <text:p text:style-name="P50">Número de visualizaciones de cada una de las secciones <text:span text:style-name="T29">[Entero].</text:span></text:p>
            </text:list-item>
          </text:list>
        </text:list-item>
        <text:list-item>
          <text:p text:style-name="P39"><text:span text:style-name="T29">Métricas extraíbles de las visualizaciones de varios alumnos a un video enriquecido</text:span></text:p>
          <text:list>
            <text:list-item>
              <text:p text:style-name="P50">Media y otros valores estadísticos sobre el tiempo de visualización total del video.</text:p>
            </text:list-item>
            <text:list-item>
              <text:p text:style-name="P50">Media y otros valores estadísticos sobre relación entre tiempo de visualización total y duración del video (total/duración).</text:p>
            </text:list-item>
            <text:list-item>
              <text:p text:style-name="P50">Media y otros valores estadísticos sobre relación sobre número de visualizaciones de cada una de las secciones.</text:p>
            </text:list-item>
          </text:list>
        </text:list-item>
        <text:list-item>
          <text:p text:style-name="P39"><text:span text:style-name="T29">Métricas extraíbles de respuestas a cuestionario de evaluación de recursos, profesorado y del proceso educativo:</text:span></text:p>
          <text:list>
            <text:list-item>
              <text:p text:style-name="P50">Media y otros valores estadísticos sobre cada uno de los apartados valorados.</text:p>
            </text:list-item>
            <text:list-item>
              <text:p text:style-name="P53">Valoraciones subjetivas sobre profesorado y proceso educativo.</text:p>
            </text:list-item>
          </text:list>
        </text:list-item>
      </text:list>
      <text:list xml:id="list53644739106669" text:continue-list="list53645150662255" text:style-name="WWNum9">
        <text:list-item>
          <text:list>
            <text:list-item>
              <text:p text:style-name="P65"><text:bookmark text:name="_ectvljaldmhq"/>¿Qué elementos podemos analizar?</text:p>
            </text:list-item>
          </text:list>
        </text:list-item>
      </text:list>
      <text:p text:style-name="P25">Una vez obtenida la información pertinente, podemos plantearnos cuestiones para analizar-</text:p>
      <text:p text:style-name="P25">A continuación vamos a presentar ejemplos de cuestiones que podrían analizarse: </text:p>
      <text:p text:style-name="P13"><text:span text:style-name="T20">❕</text:span><text:span text:style-name="T34"> </text:span><text:span text:style-name="T29">Atención: </text:span>las cuestiones para analizar aquí planteadas, son solo sugerencias. No es obligatorio analizar todas, solo a las que por nuestro contexto queremos buscar respuesta.</text:p>
      <text:p text:style-name="P25"><text:soft-page-break/><text:span text:style-name="T32">Individual</text:span></text:p>
      <text:list xml:id="list412636803" text:style-name="WWNum10">
        <text:list-item>
          <text:p text:style-name="P31">¿Por qué el alumno obtiene un desempeño determinado (absoluto/relativo al grupo)?</text:p>
        </text:list-item>
        <text:list-item>
          <text:p text:style-name="P40">¿Por qué un alumno tiene determinadas fortalezas y/o debilidades?</text:p>
        </text:list-item>
        <text:list-item>
          <text:p text:style-name="P40">¿Por qué un alumno ha visualizado en mayor proporción determinadas partes de un video?</text:p>
        </text:list-item>
        <text:list-item>
          <text:p text:style-name="P46">¿Está progresando el alumno en la temática analizada?</text:p>
        </text:list-item>
      </text:list>
      <text:p text:style-name="P22"><text:span text:style-name="T32">Colectivo</text:span></text:p>
      <text:list xml:id="list53644338746042" text:continue-numbering="true" text:style-name="WWNum10">
        <text:list-item>
          <text:p text:style-name="P31">¿El desempeño del grupo es adecuado?</text:p>
        </text:list-item>
        <text:list-item>
          <text:p text:style-name="P40">¿Por qué el grupo tiene determinadas fortalezas y/o debilidades?</text:p>
        </text:list-item>
        <text:list-item>
          <text:p text:style-name="P40">¿Por qué el grupo ha visualizado en mayor proporción determinadas partes de un video?</text:p>
        </text:list-item>
        <text:list-item>
          <text:p text:style-name="P46">¿Está progresando el grupo en la temática analizada?</text:p>
        </text:list-item>
      </text:list>
      <text:p text:style-name="P25"><text:span text:style-name="T32">Evaluación de recursos, profesorado y proceso educativo</text:span></text:p>
      <text:list xml:id="list53644319958143" text:continue-numbering="true" text:style-name="WWNum10">
        <text:list-item>
          <text:p text:style-name="P31">¿Por qué los alumnos perciben determinadas fortalezas y debilidades?</text:p>
        </text:list-item>
        <text:list-item>
          <text:p text:style-name="P40">¿Cómo podemos explotar las fortalezas detectadas?</text:p>
        </text:list-item>
        <text:list-item>
          <text:p text:style-name="P40">¿Cómo podemos mejorar las debilidades?</text:p>
        </text:list-item>
        <text:list-item>
          <text:p text:style-name="P40">¿Por qué el alumnado está realizando determinadas aportaciones subjetivas?</text:p>
        </text:list-item>
        <text:list-item>
          <text:p text:style-name="P46">¿El grupo está satisfecho con los recursos, profesorado y/o proceso de enseñanza?</text:p>
        </text:list-item>
      </text:list>
      <text:list xml:id="list53643367296976" text:continue-list="list53644739106669" text:style-name="WWNum9">
        <text:list-item>
          <text:list>
            <text:list-item>
              <text:p text:style-name="P65"><text:bookmark text:name="_1cpl2u42j9uq"/>¿Cómo podemos presentar la información obtenida?</text:p>
            </text:list-item>
          </text:list>
        </text:list-item>
      </text:list>
      <text:p text:style-name="P25">Tanto para complementar el análisis de las cuestiones planteadas en el punto anterior como para incluso usarlos como complemento dentro de las actuaciones a realizar, es necesario presentar la información obtenida.</text:p>
      <text:p text:style-name="P13"><text:span text:style-name="T20">❕</text:span><text:span text:style-name="T34"> </text:span><text:span text:style-name="T29">Atención: </text:span>aquí planteamos algunos ejemplos de representación. Estas representaciones en la práctica deberán adaptarse a las características concretas de quien pueda observarlas para obtener información sobre ellos (analista, profesores, alumnos, etc.)</text:p>
      <text:list xml:id="list229415718" text:style-name="WWNum1">
        <text:list-item>
          <text:p text:style-name="P32"><text:span text:style-name="T29">Gráficos circulares</text:span></text:p>
          <text:list>
            <text:list-item>
              <text:p text:style-name="P51">Gráfico circular, indicando a modo de “barra de progreso” el nivel de desempeño en un cuestionario, tanto individual como colectivo</text:p>
            </text:list-item>
            <text:list-item>
              <text:p text:style-name="P51"><text:soft-page-break/>Gráfico circular, indicando a modo de “barra de progreso” el nivel de desempeño en una pregunta en particular, tanto individual como colectivamente.</text:p>
            </text:list-item>
            <text:list-item>
              <text:p text:style-name="P51">Gráfico circular, indicando porcentaje de alumnos que han contestado correctamente a una pregunta.</text:p>
            </text:list-item>
          </text:list>
        </text:list-item>
        <text:list-item>
          <text:p text:style-name="P41"><text:span text:style-name="T29">Mapas de calor</text:span></text:p>
          <text:list>
            <text:list-item>
              <text:p text:style-name="P51">Mapa de calor donde se indican alumnos y preguntas. La intensidad del color viene marcada por la puntuación obtenida en cada pregunta.</text:p>
            </text:list-item>
            <text:list-item>
              <text:p text:style-name="P51">Mapa de calor donde se indican alumnos y cuestionarios. La intensidad del color viene marcada por la puntuación obtenida en cada cuestionario.</text:p>
            </text:list-item>
          </text:list>
        </text:list-item>
        <text:list-item>
          <text:p text:style-name="P41"><text:span text:style-name="T29">Resumen</text:span></text:p>
          <text:list>
            <text:list-item>
              <text:p text:style-name="P51">Media, mediana, desviación típica, curtosis u otros valores estadísticos sobre el desempeño en una pregunta concreta.</text:p>
            </text:list-item>
            <text:list-item>
              <text:p text:style-name="P54">Media, mediana, desviación típica, curtosis u otros valores estadísticos sobre el desempeño de un test.</text:p>
            </text:list-item>
          </text:list>
        </text:list-item>
      </text:list>
      <text:list xml:id="list53644647438510" text:continue-list="list53643367296976" text:style-name="WWNum9">
        <text:list-item>
          <text:list>
            <text:list-item>
              <text:p text:style-name="P65"><text:bookmark text:name="_updtshbman32"/>¿Qué actuaciones podemos realizar con los alumnos?</text:p>
            </text:list-item>
          </text:list>
        </text:list-item>
      </text:list>
      <text:p text:style-name="P25">Una vez obtenidos los datos, planteadas las preguntas y visualizados los datos, es posible que podamos plantearnos posibles actuaciones.</text:p>
      <text:p text:style-name="P25">A continuación, vamos a presentar algunos ejemplos de posibles medidas de actuación:</text:p>
      <text:p text:style-name="P25"><text:span text:style-name="T32">Individual</text:span></text:p>
      <text:list xml:id="list1640113617" text:style-name="WWNum8">
        <text:list-item>
          <text:p text:style-name="P33"><text:span text:style-name="T29">Hacia el alumno con carencias en conocimiento particulares y diferentes a las del grupo</text:span></text:p>
          <text:list>
            <text:list-item>
              <text:p text:style-name="P55">Ahondar en los motivos de las carencias concretas de ese alumno que no coincidan con las que afectan al grupo y paliar la situación con distintas medidas educativas (materiales de otros estilos, actividades de refuerzo, etc.).</text:p>
            </text:list-item>
          </text:list>
        </text:list-item>
      </text:list>
      <text:p text:style-name="P25"><text:span text:style-name="T32">Colectivo</text:span></text:p>
      <text:list xml:id="list53643777488032" text:continue-numbering="true" text:style-name="WWNum8">
        <text:list-item>
          <text:p text:style-name="P33"><text:span text:style-name="T29">Carencias detectadas que afectan a gran parte del grupo</text:span></text:p>
          <text:list>
            <text:list-item>
              <text:p text:style-name="P52">El profesorado deberá realizar una profunda reflexión sobre la metodología que ha utilizado para hacer llegar los conceptos donde el alumnado no ha adquirido las destrezas necesarias.</text:p>
            </text:list-item>
            <text:list-item>
              <text:p text:style-name="P52">Revisar si el alumnado conocía y dominaba conceptos previos necesarios sobre esa área de conocimiento para poder trabajar con soltura.</text:p>
            </text:list-item>
            <text:list-item>
              <text:p text:style-name="P55">Revisar la validez de itinerarios de refuerzo.</text:p>
            </text:list-item>
          </text:list>
        </text:list-item>
      </text:list>
      <text:list xml:id="list53643738264553" text:continue-list="list53644647438510" text:style-name="WWNum9">
        <text:list-item>
          <text:list>
            <text:list-item>
              <text:p text:style-name="P65"><text:bookmark text:name="_gi63xyhh8c7t"/>¿Qué actuaciones podemos realizar sobre recursos, profesorado y proceso de aprendizaje?</text:p>
            </text:list-item>
          </text:list>
        </text:list-item>
      </text:list>
      <text:p text:style-name="P25">A continuación, vamos a presentar algunos ejemplos de posibles medidas de actuación sobre análisis que hemos realizado sobre recursos, profesorado y el proceso de aprendizaje.</text:p>
      <text:p text:style-name="P25"><text:soft-page-break/><text:span text:style-name="T32">Recursos, profesorado y proceso de aprendizaje</text:span></text:p>
      <text:list xml:id="list2253250538" text:style-name="WWNum3">
        <text:list-item>
          <text:p text:style-name="P34">Detectar fortalezas con el fin de saber en qué puntos estamos trabajando en la dirección correcta y mantener esa línea.</text:p>
        </text:list-item>
        <text:list-item>
          <text:p text:style-name="P42">Detectar puntos débiles con el fin de poder eliminarlos o pulirlos.</text:p>
        </text:list-item>
        <text:list-item>
          <text:p text:style-name="P47">Ahondar en los puntos débiles detectados (pedir información sobre esos puntos débiles concretos, analizar resultados, etc.), para obtener información más detallada de los mismos y facilitar su reducción.</text:p>
        </text:list-item>
      </text:list>
      <text:p text:style-name="P22"/>
      <text:list xml:id="list53644234866379" text:continue-list="list53643738264553" text:style-name="WWNum9">
        <text:list-item>
          <text:p text:style-name="P62"><text:bookmark text:name="_i0hw9jvczx2f"/>Conclusión</text:p>
        </text:list-item>
      </text:list>
      <text:p text:style-name="P25">En esta unidad hemos descrito que es un cuestionario y hemos planteado distintas formas de utilizarlos dentro del contexto docente. Sobre esas distintas formas de uso hemos hecho reflexiones sobre objetivos, métricas, cuestiones, visualizaciones e incluso actuaciones que podemos hacer en lo que se refiere al uso de cuestionarios.</text:p>
      <text:list xml:id="list53644009288854" text:continue-numbering="true" text:style-name="WWNum9">
        <text:list-item>
          <text:p text:style-name="P63"><text:bookmark text:name="_6mthzm8fdk9x"/>Bibliografía</text:p>
        </text:list-item>
      </text:list>
      <text:p text:style-name="P5">[1] Edulíticas.com <text:a xlink:type="simple" xlink:href="https://eduliticas.com/" text:style-name="ListLabel_20_82" text:visited-style-name="ListLabel_20_82"><text:span text:style-name="T33">https://eduliticas.com/</text:span></text:a></text:p>
      <text:p text:style-name="P5"/>
      <text:p text:style-name="P5">[2] Learning Analytics. La narración del aprendizaje a través de los datos (Daniel Amo, Raúl Santiago)</text:p>
      <text:p text:style-name="P5"/>
      <text:p text:style-name="P5">[3] Handbook of Learning Analytics (Charles Lang, George Siemens, Alyssa Wise, Dragan Gašević) <text:a xlink:type="simple" xlink:href="https://www.researchgate.net/publication/324687610_Handbook_of_Learning_Analytics" text:style-name="ListLabel_20_82" text:visited-style-name="ListLabel_20_82"><text:span text:style-name="T33">https://www.researchgate.net/publication/324687610_Handbook_of_Learning_Analytics</text:span></text:a></text:p>
      <text:p text:style-name="P5"/>
      <text:p text:style-name="P6">[4] Analítica del Aprendizaje: 30 experiencias con datos en el aula (Daniel Amo)</text:p>
      <text:p text:style-name="P6"><text:a xlink:type="simple" xlink:href="https://eduliticas.com/analitica-aprendizaje-30-experiencias-datos-aula/" text:style-name="ListLabel_20_82" text:visited-style-name="ListLabel_20_82"><text:span text:style-name="T33">https://eduliticas.com/analitica-aprendizaje-30-experiencias-datos-aula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 fo:font-weight="bold"/>
    </style:style>
    <style:style style:name="ListLabel_20_39" style:display-name="ListLabel 39" style:family="text">
      <style:text-properties style:text-underline-style="none" fo:font-weight="bold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 fo:font-weight="bold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5</text:span><text:span text:style-name="MT2">. </text:span><text:span text:style-name="MT1">Learning Analytics aplicado a cuestionarios</text:span></text:p>
      </style:header>
      <style:footer>
        <text:p text:style-name="MP2"><text:span text:style-name="MT1">Curso Introducción a Learning Analytics<text:tab/> <text:tab/>UD05 - Página</text:span><text:span text:style-name="MT2"> </text:span><text:page-number text:select-page="current">1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4" meta:paragraph-count="233" meta:word-count="3129" meta:character-count="21340" meta:non-whitespace-character-count="18533"/>
    <meta:generator>LibreOfficeDev/6.0.5.2$Linux_X86_64 LibreOffice_project/</meta:generator>
  </office:meta>
</office:document-meta>
</file>